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a1.A" style:family="table-column">
      <style:table-column-properties style:column-width="3.4625in" style:rel-column-width="32767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6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paragraph-rsid="0009695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0c2b02" officeooo:paragraph-rsid="000c2b02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695e" officeooo:paragraph-rsid="00096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9695e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pan text:style-name="T3">Datos de un usuario<text:tab/></text:span><text:tab/></text:p>
      <text:p text:style-name="Standard"><text:tab/><text:tab/></text:p>
      <table:table table:name="Tabla1" table:style-name="Tabla1" table:template-name="Estilo predeterminado">
        <table:table-column table:style-name="Tabla1.A" table:number-columns-repeated="2"/>
        <table:table-row table:style-name="Tabla1.1">
          <table:table-cell table:style-name="Tabla1.A1" office:value-type="string">
            <text:p text:style-name="P1"><text:span text:style-name="T4">Identificación:</text:span><text:tab/> <text:span text:style-name="T1">[NUSUARIO]</text:span></text:p>
          </table:table-cell>
          <table:table-cell table:style-name="Tabla1.B1" office:value-type="string">
            <text:p text:style-name="P5"><text:span text:style-name="T4">Id:</text:span> [ID]</text:p>
          </table:table-cell>
        </table:table-row>
      </table:table>
      <text:p text:style-name="Standard"/>
      <text:p text:style-name="Standard"><text:span text:style-name="T4">Nombre: </text:span><text:tab/><text:tab/><text:span text:style-name="T1">[NOMBRE]</text:span><text:tab/><text:tab/></text:p>
      <text:p text:style-name="Standard"><text:span text:style-name="T4">Descripción:</text:span><text:tab/><text:tab/><text:span text:style-name="T1">[DESCRIPCION]</text:span></text:p>
      <text:p text:style-name="P2"><text:span text:style-name="T4">Rol:</text:span> <text:tab/><text:tab/><text:tab/><text:span text:style-name="T1">[ROL]</text:span></text:p>
      <text:p text:style-name="P2"><text:span text:style-name="T4">Correo:</text:span><text:tab/><text:tab/><text:span text:style-name="T1">[CORREO]</text:span></text:p>
      <text:p text:style-name="P2"><text:span text:style-name="T4">Idioma:</text:span><text:tab/><text:tab/><text:span text:style-name="T1">[IDIOMA]</text:span></text:p>
      <text:p text:style-name="P2"><text:span text:style-name="T4">Clave:</text:span><text:tab/><text:tab/><text:tab/><text:span text:style-name="T1">[CLAVE]</text:span></text:p>
      <text:p text:style-name="P2"><text:span text:style-name="T4">Creación:</text:span><text:tab/><text:tab/><text:span text:style-name="T1">[FECHACREACION]</text:span></text:p>
      <text:p text:style-name="P2"><text:span text:style-name="T4">Deshabilitación:</text:span><text:tab/><text:span text:style-name="T1">[FECHADESHABILITACION]</text:span></text:p>
      <text:p text:style-name="P4"><text:span text:style-name="T4">Creación registro:</text:span><text:tab/>[CREATED_AT]</text:p>
      <text:p text:style-name="P4"><text:span text:style-name="T4">Actualización:</text:span><text:tab/>[UPDATED_A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7:41:19.723004089</meta:creation-date>
    <dc:date>2018-09-19T07:52:57.501972802</dc:date>
    <meta:editing-duration>PT11M40S</meta:editing-duration>
    <meta:editing-cycles>4</meta:editing-cycles>
    <meta:generator>LibreOffice/6.0.2.1.0$OpenBSD_X86_64 LibreOffice_project/00m0$Build-1</meta:generator>
    <meta:document-statistic meta:table-count="1" meta:image-count="0" meta:object-count="0" meta:page-count="1" meta:paragraph-count="14" meta:word-count="29" meta:character-count="291" meta:non-whitespace-character-count="257"/>
  </office:meta>
</office:document-meta>
</file>